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ntium1" svg:font-family="Gentium"/>
    <style:font-face style:name="Gentium2" svg:font-family="Gentium" style:font-adornments="Regular"/>
    <style:font-face style:name="Lohit Hindi1" svg:font-family="'Lohit Hindi'"/>
    <style:font-face style:name="Gentium" svg:font-family="Gentium" style:font-adornments="Regular" style:font-pitch="variable"/>
    <style:font-face style:name="Gentium Basic" svg:font-family="'Gentium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style:font-name="Gentium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Compassionate Father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1" svg:font-family="Gentium"/>
    <style:font-face style:name="Gentium2" svg:font-family="Gentium" style:font-adornments="Regular"/>
    <style:font-face style:name="Lohit Hindi1" svg:font-family="'Lohit Hindi'"/>
    <style:font-face style:name="Gentium" svg:font-family="Gentium" style:font-adornments="Regular" style:font-pitch="variable"/>
    <style:font-face style:name="Gentium Basic" svg:font-family="'Gentium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/>
      <style:text-properties style:font-name="Gentium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class="text">
      <style:paragraph-properties fo:margin-top="0in" fo:margin-bottom="0.0835in"/>
      <style:text-properties style:font-name="Gentium2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margin-top="2.8in" fo:margin-bottom="0.0799in" fo:text-align="center" style:justify-single-word="false" fo:text-indent="0in" style:auto-text-indent="false" style:page-number="auto" fo:break-after="page" fo:keep-with-next="auto"/>
      <style:text-properties style:font-name="Gentium" fo:font-size="140%" fo:font-weight="normal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25in" fo:page-height="8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Jore</meta:initial-creator>
    <meta:creation-date>2012-05-31T14:31:46</meta:creation-date>
    <dc:date>2012-06-12T10:14:26</dc:date>
    <meta:editing-duration>PT10M53S</meta:editing-duration>
    <meta:editing-cycles>11</meta:editing-cycles>
    <meta:generator>OpenOffice.org/3.4$Unix OpenOffice.org_project/340m1$Build-9590</meta:generator>
    <meta:document-statistic meta:table-count="0" meta:image-count="0" meta:object-count="0" meta:page-count="2" meta:paragraph-count="1" meta:word-count="3" meta:character-count="24"/>
  </office:meta>
</office:document-meta>
</file>